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12233Tests.spr122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verConfigurationCondition.matches( ConditionContext context , AnnotatedTypeMetadata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verConfigurationCondition.getConfiguration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